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2.77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0.168cm" fo:min-width="9.91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808cm" fo:min-width="9.55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9.056cm" fo:min-width="8.8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8.696cm" fo:min-width="8.44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9900" draw:textarea-horizontal-align="justify" draw:textarea-vertical-align="middle" draw:auto-grow-height="false" fo:min-height="1.748cm" fo:min-width="2.00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7.978cm" fo:min-width="7.728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9900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>
              <draw:g>
                <draw:custom-shape draw:style-name="gr1" draw:text-style-name="P1" draw:layer="layout" svg:width="0.254cm" svg:height="3.024cm" draw:transform="rotate (0.196349540849362) translate (19.877cm 7.1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254cm" svg:height="3.024cm" draw:transform="rotate (0.196349540849362) translate (4.681cm 10.214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254cm" svg:height="3.024cm" draw:transform="rotate (-0.196349540849363) translate (20.467cm 10.16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254cm" svg:height="3.024cm" draw:transform="rotate (-0.196349540849363) translate (5.27cm 7.143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254cm" svg:height="3.024cm" draw:transform="rotate (0.98174770424681) translate (15.673cm 2.98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254cm" svg:height="3.024cm" draw:transform="rotate (0.98174770424681) translate (7.067cm 15.869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254cm" svg:height="3.024cm" draw:transform="rotate (0.589048622548086) translate (18.194cm 4.67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254cm" svg:height="3.024cm" draw:transform="rotate (0.589048622548086) translate (5.313cm 13.277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g>
              <draw:g>
                <draw:custom-shape draw:style-name="gr1" draw:text-style-name="P1" draw:layer="layout" svg:width="0.254cm" svg:height="3.024cm" draw:transform="rotate (1.76714586764426) translate (9.728cm 2.98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254cm" svg:height="3.024cm" draw:transform="rotate (1.76714586764426) translate (12.752cm 18.177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254cm" svg:height="3.024cm" draw:transform="rotate (1.37444678594553) translate (12.702cm 2.39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254cm" svg:height="3.024cm" draw:transform="rotate (1.37444678594553) translate (9.681cm 17.58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254cm" svg:height="3.024cm" draw:transform="rotate (2.55254403104171) translate (5.519cm 7.185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254cm" svg:height="3.024cm" draw:transform="rotate (2.55254403104171) translate (18.407cm 15.79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254cm" svg:height="3.024cm" draw:transform="rotate (2.15984494934298) translate (7.208cm 4.66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254cm" svg:height="3.024cm" draw:transform="rotate (2.15984494934298) translate (15.815cm 17.545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custom-shape draw:style-name="gr2" draw:text-style-name="P1" draw:layer="layout" svg:width="14.732cm" svg:height="14.732cm" svg:x="5.33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4.224cm" svg:height="14.224cm" svg:x="5.58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3.208cm" svg:height="13.208cm" svg:x="6.09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2.698cm" svg:height="12.698cm" svg:x="6.352cm" svg:y="3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6" draw:text-style-name="P3" draw:layer="layout" svg:width="2.54cm" svg:height="2.032cm" draw:transform="rotate (0.589048622548086) translate (18.682cm 4.941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2.54cm" svg:height="2.032cm" draw:transform="rotate (0.589048622548086) translate (3.477cm 15.101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3" draw:layer="layout" svg:width="2.54cm" svg:height="2.032cm" draw:transform="rotate (-0.589048622548086) translate (19.811cm 13.6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2.54cm" svg:height="2.032cm" draw:transform="rotate (-0.589048622548086) translate (4.606cm 3.53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4" draw:layer="layout" svg:width="11.684cm" svg:height="11.684cm" svg:x="6.858cm" svg:y="4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8" draw:text-style-name="P2" draw:layer="layout" svg:width="12.191cm" svg:height="12.191cm" svg:x="6.604cm" svg:y="4.064cm" svg:viewBox="0 0 12192 12192" draw:points="2286,2032 2286,2286 1778,1778 3048,762 6350,0 8890,762 10668,2032 11684,4064 12192,5842 11684,8382 10414,10414 8382,11684 6096,12192 3556,11684 1524,10160 254,7620 0,6096 508,6096 2286,2286">
            <text:p/>
          </draw:polygon>
          <draw:line draw:style-name="gr9" draw:text-style-name="P5" draw:layer="layout" svg:x1="8.322cm" svg:y1="6.218cm" svg:x2="8.576cm" svg:y2="5.964cm">
            <text:p/>
          </draw:line>
        </draw:g>
        <draw:g>
          <draw:custom-shape draw:style-name="gr10" draw:text-style-name="P5" draw:layer="layout" svg:width="0.508cm" svg:height="0.508cm" svg:x="12.446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5" draw:layer="layout" svg:x1="12.246cm" svg:y1="10.16cm" svg:x2="10.976cm" svg:y2="10.16cm">
            <text:p/>
          </draw:line>
          <draw:line draw:style-name="gr9" draw:text-style-name="P5" draw:layer="layout" svg:x1="12.7cm" svg:y1="9.706cm" svg:x2="12.7cm" svg:y2="8.436cm">
            <text:p/>
          </draw:line>
          <draw:line draw:style-name="gr11" draw:text-style-name="P5" draw:layer="layout" svg:x1="12.954cm" svg:y1="10.414cm" svg:x2="12.446cm" svg:y2="9.906cm">
            <text:p/>
          </draw:line>
          <draw:line draw:style-name="gr11" draw:text-style-name="P5" draw:layer="layout" svg:x1="12.446cm" svg:y1="10.414cm" svg:x2="12.954cm" svg:y2="9.906cm">
            <text:p/>
          </draw:line>
          <draw:frame draw:style-name="gr12" draw:text-style-name="P6" draw:layer="layout" svg:width="1.016cm" svg:height="0.962cm" svg:x="12.954cm" svg:y="9.706cm">
            <draw:text-box>
              <text:p text:style-name="P1">Z</text:p>
            </draw:text-box>
          </draw:frame>
          <draw:frame draw:style-name="gr12" draw:text-style-name="P6" draw:layer="layout" svg:width="1.016cm" svg:height="0.962cm" svg:x="10.16cm" svg:y="9.706cm">
            <draw:text-box>
              <text:p text:style-name="P1">X</text:p>
            </draw:text-box>
          </draw:frame>
          <draw:frame draw:style-name="gr12" draw:text-style-name="P4" draw:layer="layout" svg:width="1.016cm" svg:height="0.962cm" svg:x="12.192cm" svg:y="7.62cm">
            <draw:text-box>
              <text:p text:style-name="P1">Y</text:p>
            </draw:text-box>
          </draw:frame>
        </draw:g>
        <draw:frame draw:style-name="gr13" draw:text-style-name="P4" draw:layer="layout" svg:width="1.524cm" svg:height="1.016cm" svg:x="10.16cm" svg:y="1.524cm">
          <draw:text-box>
            <text:p text:style-name="P1">1</text:p>
          </draw:text-box>
        </draw:frame>
        <draw:frame draw:style-name="gr12" draw:text-style-name="P8" draw:layer="layout" svg:width="1.778cm" svg:height="0.962cm" svg:x="6.858cm" svg:y="9.706cm">
          <draw:text-box>
            <text:p text:style-name="P7"><text:span text:style-name="T1">Φ</text:span><text:span text:style-name="T1">=0</text:span></text:p>
          </draw:text-box>
        </draw:frame>
        <draw:frame draw:style-name="gr13" draw:text-style-name="P4" draw:layer="layout" svg:width="1.524cm" svg:height="1.016cm" svg:x="13.716cm" svg:y="1.524cm">
          <draw:text-box>
            <text:p text:style-name="P1">16</text:p>
          </draw:text-box>
        </draw:frame>
        <draw:frame draw:style-name="gr13" draw:text-style-name="P4" draw:layer="layout" svg:width="1.524cm" svg:height="1.016cm" svg:x="10.16cm" svg:y="17.78cm">
          <draw:text-box>
            <text:p text:style-name="P1">8</text:p>
          </draw:text-box>
        </draw:frame>
        <draw:frame draw:style-name="gr13" draw:text-style-name="P4" draw:layer="layout" svg:width="1.524cm" svg:height="1.016cm" svg:x="13.716cm" svg:y="17.78cm">
          <draw:text-box>
            <text:p text:style-name="P1">9</text:p>
          </draw:text-box>
        </draw:frame>
        <draw:frame draw:style-name="gr13" draw:text-style-name="P4" draw:layer="layout" svg:width="1.524cm" svg:height="1.016cm" svg:x="3.556cm" svg:y="8.128cm">
          <draw:text-box>
            <text:p text:style-name="P1">4</text:p>
          </draw:text-box>
        </draw:frame>
        <draw:frame draw:style-name="gr13" draw:text-style-name="P4" draw:layer="layout" svg:width="1.524cm" svg:height="1.016cm" svg:x="3.556cm" svg:y="11.176cm">
          <draw:text-box>
            <text:p text:style-name="P1">5</text:p>
          </draw:text-box>
        </draw:frame>
        <draw:frame draw:style-name="gr13" draw:text-style-name="P4" draw:layer="layout" svg:width="1.524cm" svg:height="1.016cm" svg:x="20.32cm" svg:y="8.128cm">
          <draw:text-box>
            <text:p text:style-name="P1">13</text:p>
          </draw:text-box>
        </draw:frame>
        <draw:frame draw:style-name="gr13" draw:text-style-name="P4" draw:layer="layout" svg:width="1.524cm" svg:height="1.016cm" svg:x="20.32cm" svg:y="11.176cm">
          <draw:text-box>
            <text:p text:style-name="P1">12</text:p>
          </draw:text-box>
        </draw:frame>
        <draw:frame draw:style-name="gr13" draw:text-style-name="P4" draw:layer="layout" svg:width="1.524cm" svg:height="1.016cm" svg:x="7.112cm" svg:y="2.796cm">
          <draw:text-box>
            <text:p text:style-name="P1">2</text:p>
          </draw:text-box>
        </draw:frame>
        <draw:frame draw:style-name="gr13" draw:text-style-name="P4" draw:layer="layout" svg:width="1.524cm" svg:height="1.016cm" svg:x="16.764cm" svg:y="2.796cm">
          <draw:text-box>
            <text:p text:style-name="P1">15</text:p>
          </draw:text-box>
        </draw:frame>
        <draw:frame draw:style-name="gr13" draw:text-style-name="P4" draw:layer="layout" svg:width="1.524cm" svg:height="1.016cm" svg:x="7.112cm" svg:y="16.533cm">
          <draw:text-box>
            <text:p text:style-name="P1">7</text:p>
          </draw:text-box>
        </draw:frame>
        <draw:frame draw:style-name="gr13" draw:text-style-name="P4" draw:layer="layout" svg:width="1.524cm" svg:height="1.016cm" svg:x="16.764cm" svg:y="16.529cm">
          <draw:text-box>
            <text:p text:style-name="P1">10</text:p>
          </draw:text-box>
        </draw:frame>
        <draw:frame draw:style-name="gr13" draw:text-style-name="P4" draw:layer="layout" svg:width="1.524cm" svg:height="1.016cm" svg:x="4.828cm" svg:y="4.826cm">
          <draw:text-box>
            <text:p text:style-name="P1">3</text:p>
          </draw:text-box>
        </draw:frame>
        <draw:frame draw:style-name="gr13" draw:text-style-name="P4" draw:layer="layout" svg:width="1.524cm" svg:height="1.016cm" svg:x="4.828cm" svg:y="14.478cm">
          <draw:text-box>
            <text:p text:style-name="P1">6</text:p>
          </draw:text-box>
        </draw:frame>
        <draw:frame draw:style-name="gr13" draw:text-style-name="P4" draw:layer="layout" svg:width="1.524cm" svg:height="1.016cm" svg:x="19.05cm" svg:y="4.826cm">
          <draw:text-box>
            <text:p text:style-name="P1">14</text:p>
          </draw:text-box>
        </draw:frame>
        <draw:frame draw:style-name="gr13" draw:text-style-name="P4" draw:layer="layout" svg:width="1.524cm" svg:height="1.016cm" svg:x="19.05cm" svg:y="14.478cm">
          <draw:text-box>
            <text:p text:style-name="P1">11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14:33:31.075458906</meta:creation-date>
    <dc:date>2018-11-30T15:20:27.774627760</dc:date>
    <meta:editing-duration>PT5M29S</meta:editing-duration>
    <meta:editing-cycles>1</meta:editing-cycles>
    <meta:document-statistic meta:object-count="95"/>
    <meta:generator>LibreOffice/5.1.6.2$Linux_X86_64 LibreOffice_project/10m0$Build-2</meta:generator>
  </office:meta>
</office:document-meta>
</file>